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7cm" fo:margin-right="0cm" fo:text-indent="-1.27cm" style:auto-text-indent="false" style:text-autospace="none">
        <style:tab-stops/>
      </style:paragraph-properties>
      <style:text-properties style:font-name="Arial1" fo:font-size="12pt" style:font-name-asian="Arial1" style:font-size-asian="12pt" style:font-name-complex="Arial1" style:font-size-complex="12pt"/>
    </style:style>
    <style:style style:name="T1"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ugill, 1999 #1272}</text:p>
      <text:p text:style-name="P1">Hugill, Peter J. <text:span text:style-name="T1">Global Communications since 1844 : Geopolitics and Technology</text:span>. Baltimore, Md.: Johns Hopkins University Press, 1999.</text:p>
      <text:p text:style-name="Text_20_body">The discovery, largely by amateurs in the very early 1920s, that high frequencies could allow very long ranges indeed came just too late for government or commerical broadcast interests to lay claim to that valuable portion of the radio spectrum. 12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bm</meta:initial-creator>
    <meta:creation-date>2008-02-19T15:11:36</meta:creation-date>
    <dc:creator>abm</dc:creator>
    <dc:date>2008-02-19T15:17:14</dc:date>
    <meta:editing-cycles>1</meta:editing-cycles>
    <meta:editing-duration>PT28S</meta:editing-duration>
    <meta:user-defined meta:name="Info 1"/>
    <meta:user-defined meta:name="Info 2"/>
    <meta:user-defined meta:name="Info 3"/>
    <meta:user-defined meta:name="Info 4"/>
    <meta:document-statistic meta:table-count="0" meta:image-count="0" meta:object-count="0" meta:page-count="1" meta:paragraph-count="3" meta:word-count="61" meta:character-count="403"/>
  </office:meta>
</office:document-meta>
</file>